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Medium" svg:font-family="'Noto Sans JP Medium'" style:font-adornments="標準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ff" draw:marker-start-width="0.352cm" draw:marker-end="Symmetric_20_Arrow" draw:marker-end-width="0.3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3.272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0.46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svg:stroke-opacity="100%" draw:fill="none" draw:fill-color="#ffffff" fo:min-height="0.41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Inconsolata" fo:font-size="14pt" style:font-name-asian="Noto Sans JP Medium" style:font-size-asian="14pt" style:language-asian="ja" style:country-asian="JP" style:font-weight-asian="normal" style:font-size-complex="18pt"/>
    </style:style>
    <style:style style:name="P3" style:family="paragraph">
      <loext:graphic-properties draw:fill="none" draw:fill-color="#ffffff"/>
      <style:paragraph-properties fo:text-align="center"/>
      <style:text-properties style:font-name="Inconsolata" fo:font-size="10pt" style:font-name-asian="Noto Sans JP Medium" style:font-size-asian="10pt" style:language-asian="ja" style:country-asian="JP" style:font-weight-asian="normal" style:font-size-complex="18pt"/>
    </style:style>
    <style:style style:name="T1" style:family="text">
      <style:text-properties style:font-name="Inconsolata" fo:font-size="14pt" style:font-name-asian="Noto Sans JP Medium" style:font-size-asian="14pt" style:language-asian="ja" style:country-asian="JP" style:font-weight-asian="normal" style:font-size-complex="18pt"/>
    </style:style>
    <style:style style:name="T2" style:family="text">
      <style:text-properties style:font-name="Inconsolata" fo:font-size="10pt" style:font-name-asian="Noto Sans JP Medium" style:font-size-asian="10pt" style:language-asian="ja" style:country-asian="JP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07cm" svg:y1="4.17cm" svg:x2="6.6cm" svg:y2="4.1cm">
          <text:p/>
        </draw:line>
        <draw:g>
          <draw:frame draw:style-name="gr2" draw:text-style-name="P2" draw:layer="layout" svg:width="3.683cm" svg:height="3.556cm" svg:x="6.617cm" svg:y="2.9cm">
            <draw:text-box>
              <text:p text:style-name="P1"><text:span text:style-name="T1">ErrorInfo2</text:span></text:p>
            </draw:text-box>
          </draw:frame>
          <draw:frame draw:style-name="gr3" draw:text-style-name="P3" draw:layer="layout" svg:width="2.981cm" svg:height="0.75cm" svg:x="6.938cm" svg:y="5.186cm">
            <draw:text-box>
              <text:p text:style-name="P1"><text:span text:style-name="T2">Errno()</text:span></text:p>
            </draw:text-box>
          </draw:frame>
        </draw:g>
        <draw:frame draw:style-name="gr4" draw:text-style-name="P3" draw:layer="layout" svg:width="3.981cm" svg:height="0.7cm" svg:x="2.619cm" svg:y="3.5cm">
          <draw:text-box>
            <text:p text:style-name="P1"><text:span text:style-name="T2">ErrorInfo.Error()</text:span></text:p>
          </draw:text-box>
        </draw:frame>
        <draw:g>
          <draw:frame draw:style-name="gr2" draw:text-style-name="P2" draw:layer="layout" svg:width="3.683cm" svg:height="3.556cm" svg:x="12.617cm" svg:y="2.9cm">
            <draw:text-box>
              <text:p text:style-name="P1"><text:span text:style-name="T1">ErrorInfo1</text:span></text:p>
            </draw:text-box>
          </draw:frame>
          <draw:line draw:style-name="gr1" draw:text-style-name="P1" draw:layer="layout" svg:x1="14.522cm" svg:y1="4.551cm" svg:x2="14.522cm" svg:y2="5.186cm">
            <text:p/>
          </draw:line>
          <draw:frame draw:style-name="gr3" draw:text-style-name="P3" draw:layer="layout" svg:width="2.981cm" svg:height="0.75cm" svg:x="12.938cm" svg:y="3.801cm">
            <draw:text-box>
              <text:p text:style-name="P1"><text:span text:style-name="T2">Error()</text:span></text:p>
            </draw:text-box>
          </draw:frame>
          <draw:frame draw:style-name="gr3" draw:text-style-name="P3" draw:layer="layout" svg:width="2.981cm" svg:height="0.75cm" svg:x="12.938cm" svg:y="5.186cm">
            <draw:text-box>
              <text:p text:style-name="P1"><text:span text:style-name="T2">Errno()</text:span></text:p>
            </draw:text-box>
          </draw:frame>
        </draw:g>
        <draw:line draw:style-name="gr1" draw:text-style-name="P1" draw:layer="layout" svg:x1="10.3cm" svg:y1="4.1cm" svg:x2="12.6cm" svg:y2="4.1cm">
          <text:p/>
        </draw:line>
        <draw:frame draw:style-name="gr4" draw:text-style-name="P3" draw:layer="layout" svg:width="2.381cm" svg:height="0.7cm" svg:x="10.219cm" svg:y="3.5cm">
          <draw:text-box>
            <text:p text:style-name="P1"><text:span text:style-name="T2">deleg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Medium" svg:font-family="'Noto Sans JP Medium'" style:font-adornments="標準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8-11-11T15:00:57.414000000</dc:date>
    <meta:editing-duration>PT9M44S</meta:editing-duration>
    <meta:editing-cycles>2</meta:editing-cycles>
    <meta:document-statistic meta:object-count="12"/>
  </office:meta>
</office:document-meta>
</file>